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e94" officeooo:paragraph-rsid="000b1e94"/>
    </style:style>
    <style:style style:name="P2" style:family="paragraph" style:parent-style-name="Standard">
      <style:text-properties officeooo:rsid="000c6150" officeooo:paragraph-rsid="000c6150"/>
    </style:style>
    <style:style style:name="P3" style:family="paragraph" style:parent-style-name="Standard">
      <style:text-properties officeooo:rsid="000c6150" officeooo:paragraph-rsid="000c7cda"/>
    </style:style>
    <style:style style:name="P4" style:family="paragraph" style:parent-style-name="Standard">
      <style:text-properties officeooo:paragraph-rsid="000c6150"/>
    </style:style>
    <style:style style:name="P5" style:family="paragraph" style:parent-style-name="Standard">
      <style:text-properties officeooo:rsid="000c7cda" officeooo:paragraph-rsid="000c7cda"/>
    </style:style>
    <style:style style:name="P6" style:family="paragraph" style:parent-style-name="Standard">
      <style:text-properties officeooo:paragraph-rsid="000c7cda"/>
    </style:style>
    <style:style style:name="P7" style:family="paragraph" style:parent-style-name="Standard">
      <style:text-properties officeooo:paragraph-rsid="000ddd0a"/>
    </style:style>
    <style:style style:name="P8" style:family="paragraph" style:parent-style-name="Standard">
      <style:text-properties officeooo:paragraph-rsid="000e90ac"/>
    </style:style>
    <style:style style:name="P9" style:family="paragraph" style:parent-style-name="Standard">
      <style:text-properties officeooo:rsid="000e90ac" officeooo:paragraph-rsid="000e90ac"/>
    </style:style>
    <style:style style:name="P10" style:family="paragraph" style:parent-style-name="Standard">
      <style:text-properties officeooo:rsid="000e91fe" officeooo:paragraph-rsid="000e91fe"/>
    </style:style>
    <style:style style:name="P11" style:family="paragraph" style:parent-style-name="Standard">
      <style:text-properties officeooo:paragraph-rsid="000e91fe"/>
    </style:style>
    <style:style style:name="P12" style:family="paragraph" style:parent-style-name="Standard">
      <style:text-properties officeooo:paragraph-rsid="000ef345"/>
    </style:style>
    <style:style style:name="P13" style:family="paragraph" style:parent-style-name="Standard">
      <style:text-properties officeooo:rsid="00108efe" officeooo:paragraph-rsid="00108efe"/>
    </style:style>
    <style:style style:name="P14" style:family="paragraph" style:parent-style-name="Standard">
      <style:paragraph-properties fo:text-align="center" style:justify-single-word="false"/>
      <style:text-properties fo:font-size="18pt" officeooo:rsid="00108efe" officeooo:paragraph-rsid="00108efe" style:font-size-asian="15.75pt" style:font-size-complex="18pt"/>
    </style:style>
    <style:style style:name="P15" style:family="paragraph" style:parent-style-name="Text_20_body">
      <style:text-properties officeooo:rsid="000ef345" officeooo:paragraph-rsid="000ef345"/>
    </style:style>
    <style:style style:name="P16" style:family="paragraph" style:parent-style-name="Text_20_body">
      <style:text-properties officeooo:paragraph-rsid="000ef345"/>
    </style:style>
    <style:style style:name="P17" style:family="paragraph" style:parent-style-name="Text_20_body">
      <style:text-properties officeooo:paragraph-rsid="00108efe"/>
    </style:style>
    <style:style style:name="T1" style:family="text">
      <style:text-properties officeooo:rsid="000b1e9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c7cda"/>
    </style:style>
    <style:style style:name="T4" style:family="text">
      <style:text-properties style:font-name="Liberation Serif" officeooo:rsid="000ddd0a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officeooo:rsid="000e90ac" style:font-name-asian="Liberation Serif" style:font-name-complex="Liberation Serif"/>
    </style:style>
    <style:style style:name="T7" style:family="text">
      <style:text-properties style:font-name="Liberation Serif" style:font-name-asian="Noto Serif CJK SC" style:font-name-complex="Lohit Devanagari1"/>
    </style:style>
    <style:style style:name="T8" style:family="text">
      <style:text-properties style:font-name="Liberation Serif" officeooo:rsid="000e90ac" style:font-name-asian="Noto Serif CJK SC" style:font-name-complex="Lohit Devanagari1"/>
    </style:style>
    <style:style style:name="T9" style:family="text">
      <style:text-properties style:font-name="Liberation Serif" fo:font-size="16pt" officeooo:rsid="000e90ac" style:font-name-asian="Noto Serif CJK SC" style:font-size-asian="16pt" style:font-name-complex="Lohit Devanagari1" style:font-size-complex="16pt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0c6150"/>
    </style:style>
    <style:style style:name="T12" style:family="text">
      <style:text-properties style:font-name="Liberation Serif1" style:font-name-asian="Noto Serif CJK SC" style:font-name-complex="Lohit Devanagari1"/>
    </style:style>
    <style:style style:name="T13" style:family="text">
      <style:text-properties style:font-name="Liberation Serif1" officeooo:rsid="000e90ac" style:font-name-asian="Noto Serif CJK SC" style:font-name-complex="Lohit Devanagari1"/>
    </style:style>
    <style:style style:name="T14" style:family="text">
      <style:text-properties style:font-name="Liberation Serif1" officeooo:rsid="000b1e94" style:font-name-asian="Noto Serif CJK SC" style:font-name-complex="Lohit Devanagari1"/>
    </style:style>
    <style:style style:name="T15" style:family="text">
      <style:text-properties style:font-name="Liberation Serif1" officeooo:rsid="000c6150" style:font-name-asian="Noto Serif CJK SC" style:font-name-complex="Lohit Devanagari1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0c6150"/>
    </style:style>
    <style:style style:name="T18" style:family="text">
      <style:text-properties style:font-name="Liberation Sans" officeooo:rsid="000b1e94"/>
    </style:style>
    <style:style style:name="T19" style:family="text">
      <style:text-properties style:font-name="Liberation Sans" officeooo:rsid="000b1e94" style:font-name-asian="Noto Serif CJK SC" style:font-name-complex="Lohit Devanagari1"/>
    </style:style>
    <style:style style:name="T20" style:family="text">
      <style:text-properties officeooo:rsid="000c6150"/>
    </style:style>
    <style:style style:name="T21" style:family="text">
      <style:text-properties officeooo:rsid="000c7cda"/>
    </style:style>
    <style:style style:name="T22" style:family="text">
      <style:text-properties officeooo:rsid="000ddd0a"/>
    </style:style>
    <style:style style:name="T23" style:family="text">
      <style:text-properties officeooo:rsid="000e90ac"/>
    </style:style>
    <style:style style:name="T24" style:family="text">
      <style:text-properties officeooo:rsid="000e91fe"/>
    </style:style>
    <style:style style:name="T25" style:family="text">
      <style:text-properties officeooo:rsid="000ef345"/>
    </style:style>
    <style:style style:name="T26" style:family="text">
      <style:text-properties officeooo:rsid="00108e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ÁLCULO DIFERENCIAL E INTEGRAL III</text:p>
      <text:p text:style-name="P13"/>
      <text:p text:style-name="P13">Nome: Bruno Sousa Batista</text:p>
      <text:p text:style-name="P13">Curso: Ciência da Computação</text:p>
      <text:p text:style-name="P13">Professor: Ernesto Dos Santos Vasconcelos </text:p>
      <text:p text:style-name="Standard"/>
      <text:p text:style-name="Standard"/>
      <text:p text:style-name="Standard"/>
      <text:p text:style-name="P1">1) r(t) = (t<text:span text:style-name="T2">²</text:span><text:span text:style-name="T10"> – 3)i + (2t + 1)j</text:span></text:p>
      <text:p text:style-name="P1"/>
      <text:p text:style-name="P1"><text:tab/>1<text:span text:style-name="T16">º</text:span><text:span text:style-name="T11">derivada: </text:span>d(r(t))/dt = (2t)i + 2j</text:p>
      <text:p text:style-name="P1"/>
      <text:p text:style-name="P1"><text:tab/><text:span text:style-name="T20">2</text:span><text:span text:style-name="T17">º</text:span><text:span text:style-name="T11"> derivada: </text:span>d<text:span text:style-name="T2">²</text:span><text:span text:style-name="T10">(r(t))/dt</text:span><text:span text:style-name="T2">²</text:span><text:span text:style-name="T10"> = 2i</text:span></text:p>
      <text:p text:style-name="P1"/>
      <text:p text:style-name="P1"/>
      <text:p text:style-name="P2">2) r(t) = ((t-1) / (t+1))i + ((t-2) / t)j</text:p>
      <text:p text:style-name="P2"/>
      <text:p text:style-name="P2"><text:tab/>r’(t) = [((t+1)*1 – (t-1)*1)/(t+1)<text:span text:style-name="T2">²]ȋ + [(t*1 – (t – 2)*1) / t²]ĵ</text:span></text:p>
      <text:p text:style-name="P3"><text:tab/><text:span text:style-name="T1">1</text:span><text:span text:style-name="T18">º </text:span><text:span text:style-name="T10">derivada: </text:span>r’(t) = [2 / (t+1)<text:span text:style-name="T2">²</text:span><text:span text:style-name="T10">]</text:span><text:span text:style-name="T2">ȋ</text:span><text:span text:style-name="T10"> + (2 / t</text:span><text:span text:style-name="T2">²</text:span><text:span text:style-name="T10">)</text:span><text:span text:style-name="T2">ĵ</text:span></text:p>
      <text:p text:style-name="P2"/>
      <text:p text:style-name="P6"><text:span text:style-name="T20"><text:tab/>2</text:span><text:span text:style-name="T17">º</text:span><text:span text:style-name="T11"> derivada: </text:span><text:span text:style-name="T21">r’’(t) = [-4 </text:span>/ (t + 1)<text:span text:style-name="T3">³</text:span><text:span text:style-name="T21">]</text:span><text:span text:style-name="T3">ȋ</text:span> – (<text:span text:style-name="T21">4 </text:span>/ t<text:span text:style-name="T3">³</text:span>)<text:span text:style-name="T3">ĵ</text:span></text:p>
      <text:p text:style-name="P6"><text:span text:style-name="T3"/></text:p>
      <text:p text:style-name="P4"><text:span text:style-name="T3"/></text:p>
      <text:p text:style-name="P5"><text:span text:style-name="T2">3) r(t) = [(t² – </text:span><text:span text:style-name="T4">4</text:span><text:span text:style-name="T2">)ˉ¹]ȋ <text:s/>+ (t-2)²ĵ</text:span></text:p>
      <text:p text:style-name="P5"><text:tab/></text:p>
      <text:p text:style-name="P6"><text:span text:style-name="T21"><text:tab/></text:span><text:span text:style-name="T22">r’(t) </text:span>= <text:span text:style-name="T22">[</text:span>-(t² - 4)⁻² * 2t<text:span text:style-name="T22">]</text:span>ȋ + 2(t – 2)ĵ</text:p>
      <text:p text:style-name="P7"><text:tab/><text:span text:style-name="T1">1</text:span><text:span text:style-name="T18">º </text:span><text:span text:style-name="T11">derivada: </text:span>r'(t) = [-2t / (t² - 4)²]ȋ + 2(t – 2)ĵ</text:p>
      <text:p text:style-name="P7"/>
      <text:p text:style-name="P7"><text:tab/>r''(t) = [(d/dt)[-2t / (t² - 4)²]ȋ + (d/dt)(2(t – 2))ĵ</text:p>
      <text:p text:style-name="P7"><text:tab/>r''(t) = <text:span text:style-name="T22">[</text:span>2(2t / (t² - 4)³)<text:span text:style-name="T22">]</text:span>ȋ + 2ĵ</text:p>
      <text:p text:style-name="P8"><text:tab/><text:span text:style-name="T20">2</text:span><text:span text:style-name="T17">º</text:span><text:span text:style-name="T11"> derivada: </text:span>r''(t) = [4t / (t² - 4)³]ȋ + 2ĵ</text:p>
      <text:p text:style-name="P8"/>
      <text:p text:style-name="P2"/>
      <text:p text:style-name="P9">4) r(t) = (<text:span text:style-name="T5">√</text:span><text:span text:style-name="T12">(2t – 1))</text:span><text:span text:style-name="T7">ȋ</text:span><text:span text:style-name="T12"> + (t – 1)</text:span><text:span text:style-name="T7">²ĵ</text:span></text:p>
      <text:p text:style-name="P9"><text:span text:style-name="T12"/></text:p>
      <text:p text:style-name="P8"><text:span text:style-name="T13"><text:tab/></text:span><text:span text:style-name="T12">r'(t) = (d/dt)(√(2t - 1))ȋ + (d/dt)((t – 1)²)ĵ</text:span></text:p>
      <text:p text:style-name="P8"><text:span text:style-name="T13"><text:tab/>r'(t) = (1/2) * (2(2t – 1)</text:span><text:span text:style-name="T8">ˉ¹</text:span><text:span text:style-name="T9">/</text:span><text:span text:style-name="T8">² </text:span><text:span text:style-name="T13">* 2)ȋ + 2(t – 1)ĵ</text:span></text:p>
      <text:p text:style-name="P12"><text:span text:style-name="T13"><text:tab/></text:span><text:span text:style-name="T14">1</text:span><text:span text:style-name="T19">º </text:span><text:span text:style-name="T15">derivada: </text:span><text:span text:style-name="T13">r'(t) = (2/</text:span><text:span text:style-name="T6">√</text:span><text:span text:style-name="T13">(2t - 1))ȋ + 2(t – 1)ĵ</text:span></text:p>
      <text:p text:style-name="P8"><text:span text:style-name="T13"/></text:p>
      <text:p text:style-name="P8"><text:span text:style-name="T13"><text:tab/>r''(t) = (d/dt)[(2/</text:span><text:span text:style-name="T6">√</text:span><text:span text:style-name="T13">(2t – 1))]ȋ + (d/dt)2(t - 1)ĵ</text:span></text:p>
      <text:p text:style-name="P8"><text:span text:style-name="T20"><text:tab/></text:span>r''(t) = (d/dt)2 * (1/<text:span text:style-name="T6">√</text:span>(2t - 1) * 2(2t – 1)<text:span text:style-name="T8">ˉ¹</text:span><text:span text:style-name="T9">/</text:span><text:span text:style-name="T8">²</text:span>)ȋ <text:span text:style-name="T23">+ </text:span>(d/dt)(2(t – 1)ĵ)</text:p>
      <text:p text:style-name="P12"><text:tab/><text:span text:style-name="T20">2</text:span><text:span text:style-name="T17">º</text:span><text:span text:style-name="T11"> derivada: </text:span>r''(t) = 2ĵ</text:p>
      <text:p text:style-name="P12"/>
      <text:p text:style-name="P8"/>
      <text:p text:style-name="P10">5) r(t) = (2t<text:span text:style-name="T2">²</text:span><text:span text:style-name="T10"> – 1)</text:span><text:span text:style-name="T2">ȋ</text:span><text:span text:style-name="T10"> + (t</text:span><text:span text:style-name="T2">²</text:span><text:span text:style-name="T10"> + 3)</text:span><text:span text:style-name="T2">ĵ</text:span></text:p>
      <text:p text:style-name="P10"/>
      <text:p text:style-name="P11"><text:span text:style-name="T24"><text:tab/></text:span>r'(t) = (d/dt)(2t² - 1)ȋ + (d/dt)(t² + 3)ĵ</text:p>
      <text:p text:style-name="P12"><text:tab/><text:span text:style-name="T14">1</text:span><text:span text:style-name="T19">º </text:span><text:span text:style-name="T15">derivada: </text:span>r'(t) = (4t)ȋ <text:s/><text:span text:style-name="T25">+ </text:span>(2t)ĵ</text:p>
      <text:p text:style-name="P11"/>
      <text:p text:style-name="Text_20_body"><text:tab/>r''(t) = (d/dt)(4t<text:span text:style-name="T25">)</text:span>ȋ + (d/dt)(2t<text:span text:style-name="T25">)</text:span>ĵ</text:p>
      <text:p text:style-name="Text_20_body"><text:soft-page-break/><text:tab/>r''(t) = 4ȋ + 2ĵ</text:p>
      <text:p text:style-name="Text_20_body"/>
      <text:p text:style-name="P15">6) r(t) = ln(t – 1)<text:span text:style-name="T2">ȋ</text:span><text:span text:style-name="T10"> – (3t</text:span><text:span text:style-name="T2">ˉ¹</text:span><text:span text:style-name="T10">)</text:span></text:p>
      <text:p text:style-name="P16"><text:span text:style-name="T25"><text:tab/>r</text:span>'(t) = (d/dt)ln(t - 1)ȋ – (d/dt)(3t⁻¹)ĵ</text:p>
      <text:p text:style-name="P16"><text:tab/>r'(t) = 1/(t - 1)ȋ – (d/dt)(3t⁻¹)ĵ</text:p>
      <text:p text:style-name="P16"><text:tab/><text:span text:style-name="T14">1</text:span><text:span text:style-name="T19">º </text:span><text:span text:style-name="T15">derivada: </text:span>r'(t) = 1/(t - 1)ȋ <text:span text:style-name="T25">+ </text:span>3t⁻²ĵ</text:p>
      <text:p text:style-name="P16"/>
      <text:p text:style-name="P16"><text:tab/>r''(t) = (d/dt)1/(t - 1)ȋ + (d/dt)(3/t²)ĵ</text:p>
      <text:p text:style-name="P16"><text:tab/>r''(t) = -1/(t - 1)²ȋ + (d/dt)(3/t²)ĵ</text:p>
      <text:p text:style-name="P17"><text:tab/><text:span text:style-name="T20">2</text:span><text:span text:style-name="T17">º</text:span><text:span text:style-name="T11"> derivada: </text:span>r''(t) = <text:span text:style-name="T26">[</text:span>-1/(t - 1)²<text:span text:style-name="T26">]</text:span>ȋ - <text:span text:style-name="T25">(</text:span>6/t³<text:span text:style-name="T25">)</text:span>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8:57:41.717545587</meta:creation-date>
    <dc:date>2023-10-17T20:24:52.734411427</dc:date>
    <meta:editing-duration>PT5M5S</meta:editing-duration>
    <meta:editing-cycles>1</meta:editing-cycles>
    <meta:document-statistic meta:table-count="0" meta:image-count="0" meta:object-count="0" meta:page-count="2" meta:paragraph-count="37" meta:word-count="356" meta:character-count="1452" meta:non-whitespace-character-count="1147"/>
    <meta:generator>LibreOffice/7.3.7.2$Linux_X86_64 LibreOffice_project/30$Build-2</meta:generator>
  </office:meta>
</office:document-meta>
</file>